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<text:p text:style-name="P1"/>
      <text:p text:style-name="P1"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1.7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24T07:15:57.88</meta:creation-date>
    <dc:date>2016-07-22T15:20:27.28</dc:date>
    <meta:editing-duration>P1DT7H32S</meta:editing-duration>
    <meta:editing-cycles>143</meta:editing-cycles>
    <meta:generator>BrOffice/3.3$Win32 LibreOffice_project/330m19$Build-202</meta:generator>
    <meta:document-statistic meta:table-count="0" meta:image-count="0" meta:object-count="0" meta:page-count="1" meta:paragraph-count="2" meta:word-count="85" meta:character-count="555"/>
  </office:meta>
</office:document-meta>
</file>